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2ea60d" officeooo:paragraph-rsid="002ea60d" style:font-weight-asian="bold" style:font-weight-complex="bold"/>
    </style:style>
    <style:style style:name="P3" style:family="paragraph" style:parent-style-name="Standard">
      <style:text-properties fo:font-size="16pt" officeooo:rsid="002ef7c0" officeooo:paragraph-rsid="002ef7c0"/>
    </style:style>
    <style:style style:name="P4" style:family="paragraph" style:parent-style-name="Standard">
      <style:text-properties fo:font-size="16pt" officeooo:rsid="002f7945" officeooo:paragraph-rsid="002f7945"/>
    </style:style>
    <style:style style:name="P5" style:family="paragraph" style:parent-style-name="Standard">
      <style:text-properties fo:font-size="16pt" officeooo:rsid="00308923" officeooo:paragraph-rsid="00308923"/>
    </style:style>
    <style:style style:name="P6" style:family="paragraph" style:parent-style-name="Standard">
      <style:text-properties fo:font-size="16pt" officeooo:rsid="0030dc7e" officeooo:paragraph-rsid="0030dc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lassifikation der Maschinen</text:p>
      <text:p text:style-name="P1"/>
      <text:p text:style-name="P3">In diesem Artikel geht es darum, „Computing Machinery“ zu klassifizieren.</text:p>
      <text:p text:style-name="P3"/>
      <text:p text:style-name="P4">Wir beschränken uns dabei auf „computing machinery“, also keine mechanischen Teile. Das ist ein separates Thema, das im „Dharma“ behandelt wird.</text:p>
      <text:p text:style-name="P4"/>
      <text:p text:style-name="P5">Genau, also: computing machinery. Zuerst ist es einmal hilfreich, die teile einer Computing Machinery aufzulisten.</text:p>
      <text:p text:style-name="P5"/>
      <text:p text:style-name="P6">Ich habe dazu irgendwo schon einmal ein diagramm gemacht. Bei gelegenheit verlinke ich es hier. Im wesentlichen gibt es: Festspeicher, RAM, CPU, Netzwerk, Peripherie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3T01:33:36.089454154</dc:date>
    <meta:editing-duration>PT12M48S</meta:editing-duration>
    <meta:editing-cycles>25</meta:editing-cycles>
    <meta:document-statistic meta:table-count="0" meta:image-count="0" meta:object-count="0" meta:page-count="1" meta:paragraph-count="5" meta:word-count="73" meta:character-count="525" meta:non-whitespace-character-count="457"/>
  </office:meta>
</office:document-meta>
</file>